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3.75cm" style:rel-column-width="16384*"/>
    </style:style>
    <style:style style:name="Table1.D" style:family="table-column">
      <style:table-column-properties style:column-width="3.75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3.75cm" style:rel-column-width="16383*"/>
    </style:style>
    <style:style style:name="Table2.D" style:family="table-column">
      <style:table-column-properties style:column-width="3.75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0dd67"/>
    </style:style>
    <style:style style:name="P2" style:family="paragraph" style:parent-style-name="Standard">
      <style:paragraph-properties fo:text-align="center" style:justify-single-word="false"/>
      <style:text-properties fo:font-weight="bold" officeooo:rsid="0020dd67" officeooo:paragraph-rsid="0020dd67" style:font-weight-asian="bold" style:font-weight-complex="bold"/>
    </style:style>
    <style:style style:name="P3" style:family="paragraph" style:parent-style-name="Standard">
      <style:paragraph-properties fo:text-align="center" style:justify-single-word="false"/>
      <style:text-properties fo:font-weight="bold" officeooo:rsid="0022184f" officeooo:paragraph-rsid="0022184f" style:font-weight-asian="bold" style:font-weight-complex="bold"/>
    </style:style>
    <style:style style:name="P4" style:family="paragraph" style:parent-style-name="Standard">
      <style:paragraph-properties fo:text-align="center" style:justify-single-word="false"/>
      <style:text-properties fo:font-weight="normal" officeooo:rsid="0020dd67" officeooo:paragraph-rsid="0020dd67" style:font-weight-asian="normal" style:font-weight-complex="normal"/>
    </style:style>
    <style:style style:name="P5" style:family="paragraph" style:parent-style-name="Standard">
      <style:paragraph-properties fo:text-align="center" style:justify-single-word="false"/>
      <style:text-properties fo:font-weight="normal" officeooo:rsid="0020dd67" officeooo:paragraph-rsid="0022184f" style:font-weight-asian="normal" style:font-weight-complex="normal"/>
    </style:style>
    <style:style style:name="P6" style:family="paragraph" style:parent-style-name="Standard">
      <style:paragraph-properties fo:text-align="center" style:justify-single-word="false"/>
      <style:text-properties fo:font-weight="normal" officeooo:rsid="0022184f" officeooo:paragraph-rsid="0022184f" style:font-weight-asian="normal" style:font-weight-complex="normal"/>
    </style:style>
    <style:style style:name="P7" style:family="paragraph" style:parent-style-name="Table_20_Contents">
      <style:paragraph-properties fo:text-align="center" style:justify-single-word="false"/>
      <style:text-properties officeooo:rsid="001c50f6" officeooo:paragraph-rsid="0020dd67"/>
    </style:style>
    <style:style style:name="P8" style:family="paragraph" style:parent-style-name="Table_20_Contents">
      <style:paragraph-properties fo:text-align="center" style:justify-single-word="false"/>
      <style:text-properties officeooo:rsid="001c50f6" officeooo:paragraph-rsid="0022184f"/>
    </style:style>
    <style:style style:name="P9" style:family="paragraph" style:parent-style-name="Table_20_Contents">
      <style:text-properties officeooo:rsid="001c50f6" officeooo:paragraph-rsid="0020dd67"/>
    </style:style>
    <style:style style:name="P10" style:family="paragraph" style:parent-style-name="Table_20_Contents">
      <style:text-properties officeooo:rsid="001c50f6" officeooo:paragraph-rsid="0022184f"/>
    </style:style>
    <style:style style:name="P11" style:family="paragraph" style:parent-style-name="Table_20_Contents">
      <style:text-properties officeooo:paragraph-rsid="0020dd67"/>
    </style:style>
    <style:style style:name="P12" style:family="paragraph" style:parent-style-name="Table_20_Contents">
      <style:text-properties officeooo:rsid="001d639f" officeooo:paragraph-rsid="0022184f"/>
    </style:style>
    <style:style style:name="P13" style:family="paragraph" style:parent-style-name="Table_20_Contents">
      <style:text-properties officeooo:paragraph-rsid="0022184f"/>
    </style:style>
    <style:style style:name="P14" style:family="paragraph" style:parent-style-name="SBC_3a_address">
      <style:text-properties officeooo:paragraph-rsid="0013202f"/>
    </style:style>
    <style:style style:name="P15" style:family="paragraph" style:parent-style-name="SBC_3a_paragraph">
      <style:text-properties officeooo:rsid="0016a85b" officeooo:paragraph-rsid="0016a85b"/>
    </style:style>
    <style:style style:name="P16" style:family="paragraph" style:parent-style-name="SBC_3a_paragraph">
      <style:text-properties officeooo:rsid="0018534b" officeooo:paragraph-rsid="0018534b"/>
    </style:style>
    <style:style style:name="P17" style:family="paragraph" style:parent-style-name="SBC_3a_paragraph">
      <style:text-properties officeooo:rsid="001ad1fb" officeooo:paragraph-rsid="001ad1fb"/>
    </style:style>
    <style:style style:name="P18" style:family="paragraph" style:parent-style-name="SBC_3a_paragraph">
      <style:text-properties officeooo:rsid="001c43d2" officeooo:paragraph-rsid="001c43d2"/>
    </style:style>
    <style:style style:name="P19" style:family="paragraph" style:parent-style-name="SBC_3a_paragraph">
      <style:text-properties officeooo:rsid="001e33df" officeooo:paragraph-rsid="001e33df"/>
    </style:style>
    <style:style style:name="P20" style:family="paragraph" style:parent-style-name="SBC_3a_paragraph">
      <style:text-properties officeooo:rsid="001e33df" officeooo:paragraph-rsid="00202f0c"/>
    </style:style>
    <style:style style:name="P21" style:family="paragraph" style:parent-style-name="SBC_3a_paragraph">
      <style:text-properties officeooo:paragraph-rsid="001ad1fb"/>
    </style:style>
    <style:style style:name="P22" style:family="paragraph" style:parent-style-name="SBC_3a_paragraph">
      <style:text-properties officeooo:paragraph-rsid="00202f0c"/>
    </style:style>
    <style:style style:name="P23" style:family="paragraph" style:parent-style-name="SBC_3a_paragraph">
      <style:text-properties officeooo:rsid="0024352c" officeooo:paragraph-rsid="0024352c"/>
    </style:style>
    <style:style style:name="P24" style:family="paragraph" style:parent-style-name="SBC_3a_paragraph">
      <style:text-properties officeooo:rsid="0026217d" officeooo:paragraph-rsid="0026217d"/>
    </style:style>
    <style:style style:name="P25" style:family="paragraph" style:parent-style-name="SBC_3a_paragraph">
      <style:text-properties fo:font-weight="bold" officeooo:rsid="0022184f" officeooo:paragraph-rsid="0022184f" style:font-weight-asian="bold" style:font-weight-complex="bold"/>
    </style:style>
    <style:style style:name="P26" style:family="paragraph" style:parent-style-name="SBC_3a_paragraph">
      <style:paragraph-properties fo:margin-left="0cm" fo:margin-right="0cm" fo:text-indent="0cm" style:auto-text-indent="false"/>
      <style:text-properties officeooo:rsid="0016a85b" officeooo:paragraph-rsid="0016a85b"/>
    </style:style>
    <style:style style:name="P27" style:family="paragraph" style:parent-style-name="SBC_3a_institution">
      <style:text-properties officeooo:paragraph-rsid="0013202f"/>
    </style:style>
    <style:style style:name="P28" style:family="paragraph" style:parent-style-name="SBC_3a_paragraph_3a_first">
      <style:text-properties officeooo:rsid="0016a85b" officeooo:paragraph-rsid="0016a85b"/>
    </style:style>
    <style:style style:name="P29" style:family="paragraph" style:parent-style-name="SBC_3a_paragraph_3a_first">
      <style:text-properties officeooo:rsid="0018534b" officeooo:paragraph-rsid="0018534b"/>
    </style:style>
    <style:style style:name="P30" style:family="paragraph" style:parent-style-name="SBC_3a_paragraph_3a_first">
      <style:text-properties officeooo:rsid="001ad1fb" officeooo:paragraph-rsid="001ad1fb"/>
    </style:style>
    <style:style style:name="P31" style:family="paragraph" style:parent-style-name="SBC_3a_paragraph_3a_first">
      <style:text-properties officeooo:rsid="001e33df" officeooo:paragraph-rsid="001e33df"/>
    </style:style>
    <style:style style:name="P32" style:family="paragraph" style:parent-style-name="SBC_3a_paragraph_3a_first">
      <style:text-properties officeooo:rsid="0023e623" officeooo:paragraph-rsid="0023e623"/>
    </style:style>
    <style:style style:name="P33" style:family="paragraph" style:parent-style-name="SBC_3a_paragraph_3a_first">
      <style:text-properties officeooo:rsid="0026217d" officeooo:paragraph-rsid="0026217d"/>
    </style:style>
    <style:style style:name="P34" style:family="paragraph" style:parent-style-name="SBC_3a_paragraph_3a_first">
      <style:text-properties fo:font-weight="bold" officeooo:rsid="0022184f" officeooo:paragraph-rsid="0022184f" style:font-weight-asian="bold" style:font-weight-complex="bold"/>
    </style:style>
    <style:style style:name="P35" style:family="paragraph" style:parent-style-name="SBC_3a_reference">
      <style:paragraph-properties fo:text-align="start" style:justify-single-word="false"/>
      <style:text-properties officeooo:paragraph-rsid="0026217d"/>
    </style:style>
    <style:style style:name="P36" style:family="paragraph" style:parent-style-name="SBC_3a_reference">
      <style:text-properties fo:font-weight="normal" style:font-weight-asian="normal" style:font-weight-complex="normal"/>
    </style:style>
    <style:style style:name="P37" style:family="paragraph" style:parent-style-name="SBC_3a_reference">
      <style:paragraph-properties fo:text-align="start" style:justify-single-word="false"/>
      <style:text-properties officeooo:rsid="00288946" officeooo:paragraph-rsid="00288946"/>
    </style:style>
    <style:style style:name="P38" style:family="paragraph" style:parent-style-name="SBC_3a_reference">
      <style:paragraph-properties fo:text-align="start" style:justify-single-word="false"/>
      <style:text-properties officeooo:rsid="0029d1bc" officeooo:paragraph-rsid="0029d1bc"/>
    </style:style>
    <style:style style:name="P39" style:family="paragraph" style:parent-style-name="SBC_3a_referenc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0"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weight-asian="normal" style:font-weight-complex="normal"/>
    </style:style>
    <style:style style:name="P41" style:family="paragraph" style:parent-style-name="SBC_3a_abstract"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42" style:family="paragraph" style:parent-style-name="SBC_3a_resumo" style:master-page-name="">
      <style:paragraph-properties fo:margin-left="0cm" fo:margin-right="0.801cm" fo:margin-top="0.21cm" fo:margin-bottom="0.21cm" loext:contextual-spacing="false"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43" style:family="paragraph" style:parent-style-name="SBC_3a_paragraph_3a_first" style:master-page-name="">
      <style:paragraph-properties fo:margin-left="-0.101cm" fo:margin-right="0cm" fo:margin-top="0.21cm" fo:margin-bottom="0cm" loext:contextual-spacing="false" fo:text-align="justify" style:justify-single-word="false" fo:orphans="0" fo:widows="0" fo:hyphenation-ladder-count="no-limit" fo:text-indent="0cm" style:auto-text-indent="false" style:page-number="auto" style:writing-mode="lr-tb"/>
      <style:text-properties officeooo:rsid="0018534b" officeooo:paragraph-rsid="0018534b" fo:hyphenate="false" fo:hyphenation-remain-char-count="2" fo:hyphenation-push-char-count="2"/>
    </style:style>
    <style:style style:name="P44" style:family="paragraph" style:parent-style-name="SBC_3a_title_3a_1">
      <style:text-properties officeooo:rsid="0016a85b" officeooo:paragraph-rsid="0016a85b"/>
    </style:style>
    <style:style style:name="P45" style:family="paragraph" style:parent-style-name="SBC_3a_title_3a_1">
      <style:text-properties officeooo:rsid="0018534b" officeooo:paragraph-rsid="0018534b"/>
    </style:style>
    <style:style style:name="P46" style:family="paragraph" style:parent-style-name="SBC_3a_title_3a_1">
      <style:text-properties officeooo:rsid="0019d927" officeooo:paragraph-rsid="0019d927"/>
    </style:style>
    <style:style style:name="P47" style:family="paragraph" style:parent-style-name="SBC_3a_title_3a_1">
      <style:text-properties officeooo:rsid="001ad1fb" officeooo:paragraph-rsid="001ad1fb"/>
    </style:style>
    <style:style style:name="P48" style:family="paragraph" style:parent-style-name="SBC_3a_title_3a_1">
      <style:text-properties officeooo:rsid="001e33df" officeooo:paragraph-rsid="001e33df"/>
    </style:style>
    <style:style style:name="P49" style:family="paragraph" style:parent-style-name="SBC_3a_title_3a_1">
      <style:text-properties officeooo:rsid="0022184f" officeooo:paragraph-rsid="0022184f"/>
    </style:style>
    <style:style style:name="P50" style:family="paragraph" style:parent-style-name="SBC_3a_title" style:master-page-name="Standard">
      <style:paragraph-properties style:page-number="auto"/>
      <style:text-properties officeooo:rsid="0013202f" officeooo:paragraph-rsid="0013202f"/>
    </style:style>
    <style:style style:name="P51" style:family="paragraph" style:parent-style-name="SBC_3a_title_3a_2">
      <style:text-properties officeooo:rsid="0018534b" officeooo:paragraph-rsid="0018534b"/>
    </style:style>
    <style:style style:name="P52" style:family="paragraph" style:parent-style-name="SBC_3a_title_3a_2">
      <style:text-properties fo:font-weight="bold" officeooo:rsid="0022184f" officeooo:paragraph-rsid="0022184f" style:font-weight-asian="bold" style:font-weight-complex="bold"/>
    </style:style>
    <style:style style:name="P53" style:family="paragraph" style:parent-style-name="SBC_3a_paragraph">
      <style:paragraph-properties fo:margin-left="-0.101cm" fo:margin-right="0cm" fo:margin-top="0.21cm" fo:margin-bottom="0cm" loext:contextual-spacing="false" fo:text-align="justify" style:justify-single-word="false" fo:orphans="0" fo:widows="0" fo:hyphenation-ladder-count="no-limit" fo:text-indent="0cm" style:auto-text-indent="false" style:writing-mode="lr-tb"/>
      <style:text-properties officeooo:rsid="0018534b" officeooo:paragraph-rsid="002faf3c"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bold" officeooo:rsid="00202f0c" style:font-weight-asian="bold" style:font-weight-complex="bold"/>
    </style:style>
    <style:style style:name="T3" style:family="text">
      <style:text-properties officeooo:rsid="0013202f"/>
    </style:style>
    <style:style style:name="T4" style:family="text">
      <style:text-properties officeooo:rsid="001509db"/>
    </style:style>
    <style:style style:name="T5" style:family="text">
      <style:text-properties officeooo:rsid="001e33df"/>
    </style:style>
    <style:style style:name="T6" style:family="text">
      <style:text-properties officeooo:rsid="00202f0c"/>
    </style:style>
    <style:style style:name="T7" style:family="text">
      <style:text-properties officeooo:rsid="0020ccaa"/>
    </style:style>
    <style:style style:name="T8" style:family="text">
      <style:text-properties fo:font-weight="normal" style:font-weight-asian="normal" style:font-weight-complex="normal"/>
    </style:style>
    <style:style style:name="T9" style:family="text">
      <style:text-properties officeooo:rsid="001c50f6"/>
    </style:style>
    <style:style style:name="T10" style:family="text">
      <style:text-properties officeooo:rsid="00237c56"/>
    </style:style>
    <style:style style:name="T11" style:family="text">
      <style:text-properties officeooo:rsid="00254ccc"/>
    </style:style>
    <style:style style:name="T12" style:family="text">
      <style:text-properties officeooo:rsid="0026217d"/>
    </style:style>
    <style:style style:name="T13" style:family="text">
      <style:text-properties fo:language="en" fo:country="US"/>
    </style:style>
    <style:style style:name="T14" style:family="text">
      <style:text-properties officeooo:rsid="002faf3c"/>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Benchmark do sistema de arquivos.</text:p>
      <text:p text:style-name="SBC_3a_author_28_s_29_">Lu<text:span text:style-name="T3">cas</text:span> <text:span text:style-name="T3">Cauã Da Silva De Lima</text:span>, <text:span text:style-name="T3">Leonardo Yokemura Marques</text:span></text:p>
      <text:p text:style-name="SBC_3a_institution">Computação – Centro de Desenvolvimento Tecnológico (CDTec) – Universidade Federal d<text:span text:style-name="T3">e Pelotas</text:span> (UF<text:span text:style-name="T3">PEL</text:span>)</text:p>
      <text:p text:style-name="P14"><text:span text:style-name="T3">CEP</text:span> 96010-610 – P<text:span text:style-name="T3">elotas</text:span> – RS – Brazil</text:p>
      <text:p text:style-name="P27"/>
      <text:p text:style-name="SBC_3a_email">{<text:span text:style-name="T3">lcdsdlima</text:span>,<text:span text:style-name="T3">lymarques</text:span>}@inf.uf<text:span text:style-name="T3">pel</text:span>.<text:span text:style-name="T3">edu.</text:span>br</text:p>
      <text:p text:style-name="P41"><text:span text:style-name="T1">Abstract.</text:span> <text:bookmark text:name="result_box"/><text:span text:style-name="T13">This paper will present results and comparisons obtained through a benchmark of the file system will be addressed methodologies used, information about the benchmark, results, conclusions drawn from these results, types of tests among other topics.</text:span></text:p>
      <text:p text:style-name="P42"><text:span text:style-name="T1">Resumo.</text:span> <text:span text:style-name="T4">Neste artigo serão apresentados resultados e comparações obtidos <text:s/>através de um benchmark do sistema de arquivos, serão abordados metodologias utilizadas, informações sobre o benchmark, resultados obtidos, conclusões obtidas a partir desses resultados , tipos de testes entre outros tópicos.</text:span></text:p>
      <text:h text:style-name="P44" text:outline-level="1">Introdução</text:h>
      <text:p text:style-name="P28">Presenciamos a cada dia o desenvolvimento em ritmo cada vez mais acelerado de componentes de hardware, processadores, memórias ram, Gpu's, e consequentemente discos de armazenamento.</text:p>
      <text:p text:style-name="P15">Com componentes cada vez mais rapidos é necessario que os discos de armazenamento sejam capazes de suportar toda a demanda de dados gerada por estes, nesse ponto temos o surgimento dos SSD's que aparecem como uma alternativa mais rapida e adaptada as demandas atuais do que os HD's, utlizando memórias flash os SSD's fornecem taxas de leitura e escrita superiores aos dos HD's. No entanto um fator que dificulta a popularização dos SSD's são seu alto custo, por ser produzido com memórias de alta velocidade, ao invés dos discos magnéticos utilizados nos HD's, os SSD's possuem alto custo de produção, o que dificulta a disputa de mercado contra os HD's.</text:p>
      <text:p text:style-name="P15">Portanto podemos assumir que os HD's permanecerão por um bom tempo em alta, oferecendo um bom custo benefico na relação valor/quantidade de armazenamento.</text:p>
      <text:p text:style-name="P15">Outro ponto importante quando falamos da utilização de discos rígidos é referente ao sistema de arquivos utilizado por estes, já que a forma como os arquivos são armazenados e operados e de extrema importância para determinar um melhor ou pior desempenho. Este é o principal objetivo deste artigo, testar e comparar diferentes tipos de sistemas de arquivos obtendo algumas conclusões sobre o desempenho destes.</text:p>
      <text:p text:style-name="P26"/>
      <text:h text:style-name="P45" text:outline-level="1"><text:soft-page-break/>Benchmark desenvolvido</text:h>
      <text:p text:style-name="P43">Para a realização dos testes foi desenvolvido um benchmark para sistemas de arquivos <text:s/>utilizando a linguagem C.</text:p>
      <text:p text:style-name="P53"><text:tab/><text:span text:style-name="T14">As fases de desenvolvimento, e o codigo final estão disponiveis no github através do link: https://github.com/lucaslima94/Benchmark.</text:span></text:p>
      <text:h text:style-name="P51" text:outline-level="2">Funcionamento do Benchmark</text:h>
      <text:p text:style-name="P29">O Benchmark desenvolvido possui as opções de tamanho do arquivo e <text:s/>número de repetições, permitindo dessa forma que o usúario realize a execução de forma apropriada ao hadware disponivel, a cada execução parcial são geradas as taxas de escrita sequencial, leitura sequencial, escrita aleatória e leitura aleatória em MB/s, alem do tempo de execução parcial em segundos.</text:p>
      <text:p text:style-name="P16">Ao fim da execução de todas as repetições definidas pelo usuário são geradas as médias das taxas de escrita sequencial, leitura sequencial, escrita aleatória e leitura aleatória em MB/s, o desvio padrão das taxas de escrita sequencial, leitura sequencial, escrita aleatória e leitura aleatória em MB/s e o tempo de execução total <text:s/>em segundos.</text:p>
      <text:p text:style-name="P18">A escrita e leitura aleatoria são realizadas da seguinte forma: a quantidade de dados a ser lida e dividida em 1000 partes onde cada parte representa um ponto no arquivo, ponto este gerado aleatoriamente, onde serão escritos os dados. <text:s text:c="2"/></text:p>
      <text:h text:style-name="P51" text:outline-level="2">Operações realizadas</text:h>
      <text:p text:style-name="P29">As operações realizadas pelo benchmark são escrita sequencial, escrita aleatória, leitura sequencial e leitura aleatória da seguinte forma:</text:p>
      <text:p text:style-name="P16">Inicialmente é criado um arquivo de tamanho definido pelo usuário através da escrita sequencial, logo após é lida uma parte de 1/10 do tamanho do arquivo de forma sequencial, e outro 1/10 do arquivo de forma aleatória, por fim o arquivo original e aberto e são escritos 1/10 do tamanho do arquivo de forma aletória. Sendo gerados ao fim da execução os dados citados na subsecção Funcionamento do Benchmark. <text:s/></text:p>
      <text:h text:style-name="P46" text:outline-level="1">Estado da arte para benchmark em sistemas de arquivo</text:h>
      <text:p text:style-name="P32">O evolução cada vez mais acelerada de memórias e processadores em relação a pequena evolução dos HD's f<text:span text:style-name="T11">a</text:span>z com que cada vez mais o acesso ao disco secúndario se torne o principal gargalo em um sistema. Embora varias tecnicas sejam utilizadas a fim de diminuir o numero de acessos ao HD, como caches, aumento da capacidade das memórias ram, uso de swap, ainda não foi possível fazer com que os acessos ao disco rigido deixem de ser um gargalo.</text:p>
      <text:p text:style-name="P32"><text:tab/>Com o intuito de melhorar a perfomance durante o acesso aos discos secundários o desenvolvimento de sistemas de arquivos mais eficientes <text:s/>se tornou uma área de pesquisa promissora, consequentemente os benchmarcks de sistema de arquivos ganharam um foco especial, a fim de definir a <text:s/>real eficiência de um sistema de arquivos os os benchmarcks tendem a ser cada vez mais complexos e eficientes.</text:p>
      <text:p text:style-name="P23">Outro ponto que tem alavancado as pesquisas na area de sistemas de arquivos <text:soft-page-break/>diz respeito aos sistemas de arquivos distribuidos,com dados cada vez mais complexos e que necessitam de muito processamento <text:s/>se populariza o uso <text:s/><text:span text:style-name="T11">computação distribudia, e consequentemente a criação e aperfeiçoamento de sistemas de arquivos especificos para está area, ocasionando o aumento de pesquisas de benchmarks para estas áreas.</text:span></text:p>
      <text:h text:style-name="P47" text:outline-level="1">Metodologias de Avaliação</text:h>
      <text:p text:style-name="P30">Para realização dos testes utilizou-se uma máquina com os seguintes componentes de hardware: Processador Intel Pentium 4 (3.0Ghz), Memória ram 1.5 Gb DDR2 533 mhz, Disco Rigido Maxtor 80G<text:span text:style-name="T10">B</text:span> 7200 Rpm, Unidade de armazenamento flash USB Sandisk cruzer blade 8.0 G<text:span text:style-name="T10">B</text:span> <text:span text:style-name="T5">conectado a uma porta USB 2.0;</text:span></text:p>
      <text:p text:style-name="P17">Os testes foram realizados com as unidades de armazenamento da seguinte forma: Disco rigido Maxtor 80G<text:span text:style-name="T10">B</text:span> 7200 Rpm : uma partição em formato ext4 e uma partição em formato NTFS, Unidade de armazenamento Flash USB Sandisk cruzer blade 8G<text:span text:style-name="T10">B</text:span>, <text:span text:style-name="T5">uma partição </text:span>em formato ext4.</text:p>
      <text:p text:style-name="P17">Os testes foram realizados utilizando arquivos de tamanho 2.0 G<text:span text:style-name="T10">B</text:span>, a fim de evitar armazenamento do arquivo em cache da memória ram. Foram realizadas 10 repetiçoes do teste em cada Unidade para garantir um resultado mais fiel a realidade.</text:p>
      <text:p text:style-name="P19">Os resutados podem ser vistos na secção resultados.</text:p>
      <text:p text:style-name="P21"/>
      <text:h text:style-name="P48" text:outline-level="1">Resultados</text:h>
      <text:p text:style-name="P31">Veremos agora os resultados obtidos após 10 repetiçoes do benchmark, utilizando tamanho de arquivos <text:s/>de 2 GB, logo após serão feitas comparações entre os diferentes discos e diferentes partições.</text:p>
      <text:p text:style-name="P20">Inicilmente vemos os resultados gerais obtidos na forma de gráfico(Gráfico 1) e duas tabelas, que ontem as medias das taxas de transferência de dados obtidas durante a execução (Tabela 1) e os desvios padrão da execução (Tabela 2).</text:p>
      <text:p text:style-name="P22"><draw:frame draw:style-name="fr1" draw:name="Object1" text:anchor-type="paragraph" svg:width="15.998cm" svg:height="8.999cm" draw:z-index="0"><draw:object xlink:href="./Object 1" xlink:type="simple" xlink:show="embed" xlink:actuate="onLoad"/><draw:image xlink:href="./ObjectReplacements/Object 1" xlink:type="simple" xlink:show="embed" xlink:actuate="onLoad"/><svg:desc>chart</svg:desc></draw:frame><text:span text:style-name="T2">Gráfico 1</text:span><text:span text:style-name="T6"> – Média em MB/s de transferência para as operações. .</text:span></text:p>
      <text:p text:style-name="P22"><text:soft-page-break/></text:p>
      <text:p text:style-name="P1"/>
      <table:table table:name="Table1" table:style-name="Table1">
        <table:table-column table:style-name="Table1.A" table:number-columns-repeated="3"/>
        <table:table-column table:style-name="Table1.D"/>
        <table:table-row>
          <table:table-cell table:style-name="Table1.A1" office:value-type="string">
            <text:p text:style-name="P11"/>
          </table:table-cell>
          <table:table-cell table:style-name="Table1.A1" office:value-type="string">
            <text:p text:style-name="P7">HD ext4</text:p>
          </table:table-cell>
          <table:table-cell table:style-name="Table1.A1" office:value-type="string">
            <text:p text:style-name="P7">HD NTFS</text:p>
          </table:table-cell>
          <table:table-cell table:style-name="Table1.D1" office:value-type="string">
            <text:p text:style-name="P7">Pen Drive ext4</text:p>
          </table:table-cell>
        </table:table-row>
        <table:table-row>
          <table:table-cell table:style-name="Table1.A2" office:value-type="string">
            <text:p text:style-name="P9">Escrita sequencial</text:p>
          </table:table-cell>
          <table:table-cell table:style-name="Table1.A2" office:value-type="string">
            <text:p text:style-name="P9">25,30 M<text:span text:style-name="T7">B</text:span>/s</text:p>
          </table:table-cell>
          <table:table-cell table:style-name="Table1.A2" office:value-type="string">
            <text:p text:style-name="P9">12,33 M<text:span text:style-name="T7">B</text:span>/s</text:p>
          </table:table-cell>
          <table:table-cell table:style-name="Table1.D2" office:value-type="string">
            <text:p text:style-name="P9">8,36 M<text:span text:style-name="T7">B</text:span>/s</text:p>
          </table:table-cell>
        </table:table-row>
        <table:table-row>
          <table:table-cell table:style-name="Table1.A2" office:value-type="string">
            <text:p text:style-name="P9">Leitura aleatória</text:p>
          </table:table-cell>
          <table:table-cell table:style-name="Table1.A2" office:value-type="string">
            <text:p text:style-name="P9">15,46 M<text:span text:style-name="T7">B</text:span>/s</text:p>
          </table:table-cell>
          <table:table-cell table:style-name="Table1.A2" office:value-type="string">
            <text:p text:style-name="P9">9,98 M<text:span text:style-name="T7">B</text:span>/s</text:p>
          </table:table-cell>
          <table:table-cell table:style-name="Table1.D2" office:value-type="string">
            <text:p text:style-name="P9">7,83 M<text:span text:style-name="T7">B</text:span>/s</text:p>
          </table:table-cell>
        </table:table-row>
        <table:table-row>
          <table:table-cell table:style-name="Table1.A2" office:value-type="string">
            <text:p text:style-name="P9">Leitura sequencial</text:p>
          </table:table-cell>
          <table:table-cell table:style-name="Table1.A2" office:value-type="string">
            <text:p text:style-name="P9">33,73 M<text:span text:style-name="T7">B</text:span>/s</text:p>
          </table:table-cell>
          <table:table-cell table:style-name="Table1.A2" office:value-type="string">
            <text:p text:style-name="P9">35,77 M<text:span text:style-name="T7">B</text:span>/s</text:p>
          </table:table-cell>
          <table:table-cell table:style-name="Table1.D2" office:value-type="string">
            <text:p text:style-name="P9">23,85 M<text:span text:style-name="T7">B</text:span>/s</text:p>
          </table:table-cell>
        </table:table-row>
        <table:table-row>
          <table:table-cell table:style-name="Table1.A2" office:value-type="string">
            <text:p text:style-name="P9">Escrita aleatória</text:p>
          </table:table-cell>
          <table:table-cell table:style-name="Table1.A2" office:value-type="string">
            <text:p text:style-name="P9">9,48 M<text:span text:style-name="T7">B</text:span>/s</text:p>
          </table:table-cell>
          <table:table-cell table:style-name="Table1.A2" office:value-type="string">
            <text:p text:style-name="P9">6,14 M<text:span text:style-name="T7">B</text:span>/s</text:p>
          </table:table-cell>
          <table:table-cell table:style-name="Table1.D2" office:value-type="string">
            <text:p text:style-name="P9">0,40 M<text:span text:style-name="T7">B</text:span>/s</text:p>
          </table:table-cell>
        </table:table-row>
      </table:table>
      <text:p text:style-name="P2">Tabela 1 –<text:span text:style-name="T8"> Média em MB/s de transferência para as operações.</text:span></text:p>
      <text:p text:style-name="P4"/>
      <text:p text:style-name="P4"/>
      <text:p text:style-name="P5"/>
      <table:table table:name="Table2" table:style-name="Table2">
        <table:table-column table:style-name="Table2.A" table:number-columns-repeated="3"/>
        <table:table-column table:style-name="Table2.D"/>
        <table:table-row>
          <table:table-cell table:style-name="Table2.A1" office:value-type="string">
            <text:p text:style-name="P13"/>
          </table:table-cell>
          <table:table-cell table:style-name="Table2.A1" office:value-type="string">
            <text:p text:style-name="P8">HD ext4</text:p>
          </table:table-cell>
          <table:table-cell table:style-name="Table2.A1" office:value-type="string">
            <text:p text:style-name="P8">HD NTFS</text:p>
          </table:table-cell>
          <table:table-cell table:style-name="Table2.D1" office:value-type="string">
            <text:p text:style-name="P8">Pen Drive ext4</text:p>
          </table:table-cell>
        </table:table-row>
        <table:table-row>
          <table:table-cell table:style-name="Table2.A2" office:value-type="string">
            <text:p text:style-name="P10">Escrita sequencial</text:p>
          </table:table-cell>
          <table:table-cell table:style-name="Table2.A2" office:value-type="string">
            <text:p text:style-name="P12">0,49 <text:span text:style-name="T9">MB/s</text:span></text:p>
          </table:table-cell>
          <table:table-cell table:style-name="Table2.A2" office:value-type="string">
            <text:p text:style-name="P12">0,02 <text:span text:style-name="T9">MB/s</text:span></text:p>
          </table:table-cell>
          <table:table-cell table:style-name="Table2.D2" office:value-type="string">
            <text:p text:style-name="P12">0,30 <text:span text:style-name="T9">MB/s</text:span></text:p>
          </table:table-cell>
        </table:table-row>
        <table:table-row>
          <table:table-cell table:style-name="Table2.A2" office:value-type="string">
            <text:p text:style-name="P10">Leitura aleatória</text:p>
          </table:table-cell>
          <table:table-cell table:style-name="Table2.A2" office:value-type="string">
            <text:p text:style-name="P12">1,02 <text:span text:style-name="T9">MB/s</text:span></text:p>
          </table:table-cell>
          <table:table-cell table:style-name="Table2.A2" office:value-type="string">
            <text:p text:style-name="P12">0,79 <text:span text:style-name="T9">MB/s</text:span></text:p>
          </table:table-cell>
          <table:table-cell table:style-name="Table2.D2" office:value-type="string">
            <text:p text:style-name="P12">0,33 <text:span text:style-name="T9">MB/s</text:span></text:p>
          </table:table-cell>
        </table:table-row>
        <table:table-row>
          <table:table-cell table:style-name="Table2.A2" office:value-type="string">
            <text:p text:style-name="P10">Leitura sequencial</text:p>
          </table:table-cell>
          <table:table-cell table:style-name="Table2.A2" office:value-type="string">
            <text:p text:style-name="P12">4,29 <text:span text:style-name="T9">MB/s</text:span></text:p>
          </table:table-cell>
          <table:table-cell table:style-name="Table2.A2" office:value-type="string">
            <text:p text:style-name="P12">2,48 <text:span text:style-name="T9">MB/s</text:span></text:p>
          </table:table-cell>
          <table:table-cell table:style-name="Table2.D2" office:value-type="string">
            <text:p text:style-name="P12">0,29 <text:span text:style-name="T9">MB/s</text:span></text:p>
          </table:table-cell>
        </table:table-row>
        <table:table-row>
          <table:table-cell table:style-name="Table2.A2" office:value-type="string">
            <text:p text:style-name="P10">Escrita aleatória</text:p>
          </table:table-cell>
          <table:table-cell table:style-name="Table2.A2" office:value-type="string">
            <text:p text:style-name="P12">0,45 <text:span text:style-name="T9">MB/s</text:span></text:p>
          </table:table-cell>
          <table:table-cell table:style-name="Table2.A2" office:value-type="string">
            <text:p text:style-name="P12">0,28 <text:span text:style-name="T9">MB/s</text:span></text:p>
          </table:table-cell>
          <table:table-cell table:style-name="Table2.D2" office:value-type="string">
            <text:p text:style-name="P12">0,004 <text:span text:style-name="T9">MB/s</text:span></text:p>
          </table:table-cell>
        </table:table-row>
      </table:table>
      <text:p text:style-name="P3">Tabela 2 –<text:span text:style-name="T8"> Desvio padrão em MB/s das operações.</text:span></text:p>
      <text:p text:style-name="P6"/>
      <text:h text:style-name="P52" text:outline-level="2">Comparaçaõ de resultados em diferentes partições do HD.</text:h>
      <text:p text:style-name="P34"/>
      <text:p text:style-name="P25"><draw:frame draw:style-name="fr2" draw:name="Object2" text:anchor-type="paragraph" svg:width="15.998cm" svg:height="8.999cm" draw:z-index="1"><draw:object xlink:href="./Object 2" xlink:type="simple" xlink:show="embed" xlink:actuate="onLoad"/><draw:image xlink:href="./ObjectReplacements/Object 2" xlink:type="simple" xlink:show="embed" xlink:actuate="onLoad"/></draw:frame></text:p>
      <text:h text:style-name="P52" text:outline-level="2"><text:soft-page-break/>Comparação de resultados de uma mesma partição em diferentes discos.</text:h>
      <text:p text:style-name="P34"/>
      <text:p text:style-name="P25"><draw:frame draw:style-name="fr2" draw:name="Object3" text:anchor-type="paragraph" svg:width="15.998cm" svg:height="8.999cm" draw:z-index="2"><draw:object xlink:href="./Object 3" xlink:type="simple" xlink:show="embed" xlink:actuate="onLoad"/><draw:image xlink:href="./ObjectReplacements/Object 3" xlink:type="simple" xlink:show="embed" xlink:actuate="onLoad"/></draw:frame></text:p>
      <text:h text:style-name="P49" text:outline-level="1">Conclusões</text:h>
      <text:p text:style-name="P33">Comparando os resultados apresentados é possível notar que quando comparamos um mesmo HD com partições ext4 e NTFS, temos melhores valores para a partição ext4 em 3 quesitos: escrita sequencial, leitura aleatória e escrita sequencial, já na leitura sequencial a vantagem é para a partição NTFS.</text:p>
      <text:p text:style-name="P24"><text:soft-page-break/>Quando comparamos dois discos, Disco rígido e flash drive USB, com o mesmo formato de partição ext4, notamos que o dísco rigido leva vantagem em todos os quesitos, no entanto a medida de um flash drive USB possui outras variáveis a serem consideradas, principalmente o limite de transmissão de uma porta USB 2.0.</text:p>
      <text:p text:style-name="SBC_3a_references">Refer<text:span text:style-name="T10">encias</text:span></text:p>
      <text:p text:style-name="P35"><text:span text:style-name="Strong_20_Emphasis"><text:span text:style-name="T8">Isaila, Florin</text:span></text:span>. File Systems: State of the Art. <text:span text:style-name="T12">Disponivel em </text:span><text:a xlink:type="simple" xlink:href="http://www.di.unipi.it/~coppola/dags/florin_abstract/abstract.html" text:style-name="Internet_20_link" text:visited-style-name="Visited_20_Internet_20_Link"><text:span text:style-name="T12">http://www.di.unipi.it/~coppola/dags/florin_abstract/abstract.html</text:span></text:a><text:span text:style-name="T12"> . Acessado em <text:s text:c="4"/>20-jun-2015.</text:span></text:p>
      <text:p text:style-name="P37">IOZone File System Benchmark. Disponivel em : &lt;<text:a xlink:type="simple" xlink:href="http://www.iozone.org/" text:style-name="Internet_20_link" text:visited-style-name="Visited_20_Internet_20_Link">http://www.iozone.org/</text:a>&gt;. Acessado em <text:s/>20-Jun-2015.</text:p>
      <text:p text:style-name="P38">Gabriel Torres, Sistemas de arquivos. Disponivel em &lt;<text:a xlink:type="simple" xlink:href="http://www.clubedohardware.com.br/artigos/sistema-de-arquivos/313" text:style-name="Internet_20_link" text:visited-style-name="Visited_20_Internet_20_Link">http://www.clubedohardware.com.br/artigos/sistema-de-arquivos/313</text:a>&gt;. Acessado em 20-Jun-2015.</text:p>
      <text:p text:style-name="P39"/>
      <text:p text:style-name="P35"/>
      <text:p text:style-name="P40"/>
      <text:p text:style-name="P36"/>
      <text:p text:style-name="SBC_3a_referenc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creation-date>2010-08-03T10:11:27.48</meta:creation-date>
    <dc:language>pt-BR</dc:language>
    <meta:editing-cycles>23</meta:editing-cycles>
    <meta:editing-duration>PT1H58M1S</meta:editing-duration>
    <dc:date>2015-06-20T14:16:13.716053201</dc:date>
    <meta:document-statistic meta:table-count="2" meta:image-count="0" meta:object-count="3" meta:page-count="6" meta:paragraph-count="84" meta:word-count="1302" meta:character-count="8411" meta:non-whitespace-character-count="71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3.702cm" style:legend-expansion="high" chart:style-name="ch2"/>
        <chart:plot-area chart:style-name="ch3" chart:data-source-has-labels="both" svg:x="0.319cm" svg:y="0.179cm" svg:width="12.382cm" svg:height="8.641cm">
          <chartooo:coordinate-region svg:x="0.94cm" svg:y="0.379cm" svg:width="11.761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D ext4</text:p>
              </table:table-cell>
              <table:table-cell office:value-type="string">
                <text:p>HD NTFS</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cell office:value-type="float" office:value="8.36">
                <text:p>8.36</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cell office:value-type="float" office:value="0.4">
                <text:p>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61cm" svg:y="3.951cm" style:legend-expansion="high" chart:style-name="ch2"/>
        <chart:plot-area chart:style-name="ch3" chart:data-source-has-labels="both" svg:x="0.319cm" svg:y="0.179cm" svg:width="13.123cm" svg:height="8.641cm">
          <chartooo:coordinate-region svg:x="0.94cm" svg:y="0.379cm" svg:width="12.502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HD NTFS</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12.33">
                <text:p>12.33</text:p>
              </table:table-cell>
            </table:table-row>
            <table:table-row>
              <table:table-cell office:value-type="string">
                <text:p>Leitura aleatória</text:p>
              </table:table-cell>
              <table:table-cell office:value-type="float" office:value="15.46">
                <text:p>15.46</text:p>
              </table:table-cell>
              <table:table-cell office:value-type="float" office:value="9.98">
                <text:p>9.98</text:p>
              </table:table-cell>
            </table:table-row>
            <table:table-row>
              <table:table-cell office:value-type="string">
                <text:p>Leitura sequencial</text:p>
              </table:table-cell>
              <table:table-cell office:value-type="float" office:value="33.73">
                <text:p>33.73</text:p>
              </table:table-cell>
              <table:table-cell office:value-type="float" office:value="35.77">
                <text:p>35.77</text:p>
              </table:table-cell>
            </table:table-row>
            <table:table-row>
              <table:table-cell office:value-type="string">
                <text:p>Escrita aleatória</text:p>
              </table:table-cell>
              <table:table-cell office:value-type="float" office:value="9.48">
                <text:p>9.48</text:p>
              </table:table-cell>
              <table:table-cell office:value-type="float" office:value="6.14">
                <text:p>6.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2.968cm" svg:y="3.951cm" style:legend-expansion="high" chart:style-name="ch2"/>
        <chart:plot-area chart:style-name="ch3" chart:data-source-has-labels="both" svg:x="0.319cm" svg:y="0.179cm" svg:width="12.33cm" svg:height="8.641cm">
          <chartooo:coordinate-region svg:x="0.94cm" svg:y="0.379cm" svg:width="11.70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D ext4</text:p>
              </table:table-cell>
              <table:table-cell office:value-type="string">
                <text:p>Pen Drive ext4</text:p>
              </table:table-cell>
            </table:table-row>
          </table:table-header-rows>
          <table:table-rows>
            <table:table-row>
              <table:table-cell office:value-type="string">
                <text:p>Escrita sequencial</text:p>
              </table:table-cell>
              <table:table-cell office:value-type="float" office:value="25.3">
                <text:p>25.3</text:p>
              </table:table-cell>
              <table:table-cell office:value-type="float" office:value="8.36">
                <text:p>8.36</text:p>
              </table:table-cell>
            </table:table-row>
            <table:table-row>
              <table:table-cell office:value-type="string">
                <text:p>Leituta aleatória</text:p>
              </table:table-cell>
              <table:table-cell office:value-type="float" office:value="15.46">
                <text:p>15.46</text:p>
              </table:table-cell>
              <table:table-cell office:value-type="float" office:value="7.83">
                <text:p>7.83</text:p>
              </table:table-cell>
            </table:table-row>
            <table:table-row>
              <table:table-cell office:value-type="string">
                <text:p>Leitura sequencial</text:p>
              </table:table-cell>
              <table:table-cell office:value-type="float" office:value="33.73">
                <text:p>33.73</text:p>
              </table:table-cell>
              <table:table-cell office:value-type="float" office:value="23.85">
                <text:p>23.85</text:p>
              </table:table-cell>
            </table:table-row>
            <table:table-row>
              <table:table-cell office:value-type="string">
                <text:p>Escrita aleatória</text:p>
              </table:table-cell>
              <table:table-cell office:value-type="float" office:value="9.48">
                <text:p>9.48</text:p>
              </table:table-cell>
              <table:table-cell office:value-type="float" office:value="0.4">
                <text:p>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